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509in"/>
    </style:style>
    <style:style style:name="Table1.B" style:family="table-column">
      <style:table-column-properties style:column-width="0.5014in"/>
    </style:style>
    <style:style style:name="Table1.C" style:family="table-column">
      <style:table-column-properties style:column-width="1.2424in"/>
    </style:style>
    <style:style style:name="Table1.D" style:family="table-column">
      <style:table-column-properties style:column-width="0.5639in"/>
    </style:style>
    <style:style style:name="Table1.E" style:family="table-column">
      <style:table-column-properties style:column-width="0.834in"/>
    </style:style>
    <style:style style:name="Table1.F" style:family="table-column">
      <style:table-column-properties style:column-width="1.1132in"/>
    </style:style>
    <style:style style:name="Table1.G" style:family="table-column">
      <style:table-column-properties style:column-width="1.2299in"/>
    </style:style>
    <style:style style:name="Table1.H" style:family="table-column">
      <style:table-column-properties style:column-width="0.9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0e43f2"/>
    </style:style>
    <style:style style:name="P2" style:family="paragraph" style:parent-style-name="Text_20_body" style:list-style-name="L1">
      <style:text-properties officeooo:paragraph-rsid="000e43f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Text_20_body" style:list-style-name="L5"/>
    <style:style style:name="T1" style:family="text">
      <style:text-properties officeooo:rsid="000e43f2"/>
    </style:style>
    <text:list-style style:name="L1">
      <text:list-level-style-number text:level="1" loext:num-list-format=" %1%)" style:num-prefix=" " style:num-suffix=")" style:num-format="1">
        <style:list-level-properties text:space-before="0.2961in" text:min-label-width="0.1965in"/>
      </text:list-level-style-number>
      <text:list-level-style-number text:level="2" loext:num-list-format=" %2%)" style:num-prefix=" " style:num-suffix=")" style:num-format="a">
        <style:list-level-properties text:space-before="0.7882in" text:min-label-width="0.1965in"/>
      </text:list-level-style-number>
      <text:list-level-style-number text:level="3" loext:num-list-format=" %3%)" style:num-prefix=" " style:num-suffix=")" style:num-format="1">
        <style:list-level-properties text:space-before="1.2807in" text:min-label-width="0.1965in"/>
      </text:list-level-style-number>
      <text:list-level-style-number text:level="4" loext:num-list-format=" %4%)" style:num-prefix=" " style:num-suffix=")" style:num-format="A">
        <style:list-level-properties text:space-before="1.7728in" text:min-label-width="0.1965in"/>
      </text:list-level-style-number>
      <text:list-level-style-bullet text:level="5" loext:num-list-format="%1%.%2%.%3%.%4%.%5%" text:bullet-char="•">
        <style:list-level-properties text:space-before="2.2654in" text:min-label-width="0.1965in"/>
        <style:text-properties fo:font-family="StarSymbol"/>
      </text:list-level-style-bullet>
      <text:list-level-style-bullet text:level="6" loext:num-list-format="%1%.%2%.%3%.%4%.%5%.%6%" text:bullet-char="•">
        <style:list-level-properties text:space-before="2.7579in" text:min-label-width="0.1965in"/>
        <style:text-properties fo:font-family="StarSymbol"/>
      </text:list-level-style-bullet>
      <text:list-level-style-bullet text:level="7" loext:num-list-format="%1%.%2%.%3%.%4%.%5%.%6%.%7%" text:bullet-char="•">
        <style:list-level-properties text:space-before="3.25in" text:min-label-width="0.1965in"/>
        <style:text-properties fo:font-family="StarSymbol"/>
      </text:list-level-style-bullet>
      <text:list-level-style-bullet text:level="8" loext:num-list-format="%1%.%2%.%3%.%4%.%5%.%6%.%7%.%8%" text:bullet-char="•">
        <style:list-level-properties text:space-before="3.7425in" text:min-label-width="0.1965in"/>
        <style:text-properties fo:font-family="StarSymbol"/>
      </text:list-level-style-bullet>
      <text:list-level-style-bullet text:level="9" loext:num-list-format="%1%.%2%.%3%.%4%.%5%.%6%.%7%.%8%.%9%" text:bullet-char="•">
        <style:list-level-properties text:space-before="4.2346in" text:min-label-width="0.1965in"/>
        <style:text-properties fo:font-family="StarSymbol"/>
      </text:list-level-style-bullet>
      <text:list-level-style-bullet text:level="10" loext:num-list-format="%1%.%2%.%3%.%4%.%5%.%6%.%7%.%8%.%9%.%10%" text:bullet-char="•">
        <style:list-level-properties text:space-before="4.7272in" text:min-label-width="0.1965in"/>
        <style:text-properties fo:font-family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mon </text:span>R<text:span text:style-name="T1">esearch </text:span>L<text:span text:style-name="T1">abs –</text:span> A<text:span text:style-name="T1">mon-</text:span>T<text:span text:style-name="T1">uring </text:span>F<text:span text:style-name="T1">ield </text:span>T<text:span text:style-name="T1">heory </text:span><text:s/>Dissertation</text:p>
      <text:p text:style-name="P1"><text:tab/> Wall Outline (Headings Only)</text:p>
      <text:list text:style-name="L1">
        <text:list-item>
          <text:p text:style-name="P2">Executive Summary<text:line-break/>1.1 Purpose &amp; Scope</text:p>
        </text:list-item>
        <text:list-item>
          <text:p text:style-name="P2">1.2 Thesis Statement<text:line-break/>1.3 Contributions &amp; Claims<text:line-break/>1.4 Document Structure</text:p>
        </text:list-item>
        <text:list-item>
          <text:p text:style-name="P3">Introduction<text:line-break/>2.1 Context &amp; Motivation<text:line-break/>2.2 Problem Statement<text:line-break/>2.3 Definitions, Terminology, and Notation<text:line-break/>2.4 Assumptions &amp; Constraints</text:p>
        </text:list-item>
        <text:list-item>
          <text:p text:style-name="P3">Background &amp; Literature<text:line-break/>3.1 Historical Overview (Morphogenesis, Field Theories)<text:line-break/>3.2 Standard Model &amp; Quantum Mechanics<text:line-break/>3.3 Relativity (SR/GR) and Unification Attempts<text:line-break/>3.4 Morphic Field Hypotheses &amp; Related Work<text:line-break/>3.5 Gaps, Tensions, and Open Questions</text:p>
        </text:list-item>
        <text:list-item>
          <text:p text:style-name="P3">Formal Framework: Amon‑Turing Field Theory (ATFT)<text:line-break/>4.1 First Principles &amp; Axioms<text:line-break/>4.2 Five‑Element Field Construct<text:line-break/>4.3 Governing Equations<text:line-break/>4.4 Symmetries, Conservation Laws, and Invariants<text:line-break/>4.5 Limiting Cases &amp; Recoveries (Newtonian, SR/GR, QM)</text:p>
        </text:list-item>
        <text:list-item>
          <text:p text:style-name="P3">Mathematical Foundations<text:line-break/>5.1 Spaces, Metrics, and Topology<text:line-break/>5.2 Operators, Spectra, and Functional Analysis<text:line-break/>5.3 Nonlinear Dynamics &amp; PDEs (incl. reaction–diffusion)<text:line-break/>5.4 Variational Principles &amp; Lagrangian/Hamiltonian Formulations<text:line-break/>5.5 Scaling, Dimensional Analysis, and Non‑dimensional Groups</text:p>
        </text:list-item>
        <text:list-item>
          <text:p text:style-name="P3">Model Mechanics<text:line-break/>6.1 Collapse‑and‑Return Logic<text:line-break/>6.2 Resonance Mapping<text:line-break/>6.3 Morphic Memory &amp; Hysteresis<text:line-break/>6.4 Neural‑Field Couplings<text:line-break/>6.5 Boundary &amp; Initial Conditions</text:p>
        </text:list-item>
        <text:list-item>
          <text:p text:style-name="P3">Computational Implementation<text:line-break/>7.1 Reference Architecture &amp; Toolchain<text:line-break/>7.2 Numerical Methods &amp; Solvers<text:line-break/>7.3 Discretization (Mesh/Grid, Time‑Stepping)<text:line-break/><text:soft-page-break/>7.4 Stability, Convergence, and Verification (VCV&amp;V)<text:line-break/>7.5 Native‑Compiled Vector Graphics Pipeline (Real‑Time Viz)<text:line-break/>7.6 Data Management, Reproducibility, and Provenance</text:p>
        </text:list-item>
        <text:list-item>
          <text:p text:style-name="P3">Simulation &amp; Visualization<text:line-break/>8.1 Scenario Library &amp; Test Cases<text:line-break/>8.2 Parameter Sweeps &amp; Sensitivity Analysis<text:line-break/>8.3 Emergent Structures &amp; Phenomenology<text:line-break/>8.4 Benchmarks vs. Canonical Physics<text:line-break/>8.5 Rendering &amp; Presentation (e.g., Blender Pipeline)</text:p>
        </text:list-item>
        <text:list-item>
          <text:p text:style-name="P3">Experimental Program<text:line-break/>9.1 Testable Predictions<text:line-break/>9.2 Measurement, Instrumentation, and Calibration<text:line-break/>9.3 Protocols, Controls, and Validation<text:line-break/>9.4 Data Analysis &amp; Statistics<text:line-break/>9.5 Risk, Safety, and Ethics</text:p>
        </text:list-item>
        <text:list-item>
          <text:p text:style-name="P3">Results<text:line-break/>10.1 Simulation Results<text:line-break/>10.2 Experimental Results<text:line-break/>10.3 Comparative Analysis (SM/GR/QM)<text:line-break/>10.4 Failure Modes &amp; Anomalies</text:p>
        </text:list-item>
        <text:list-item>
          <text:p text:style-name="P3">Discussion<text:line-break/>11.1 Interpretation and Implications<text:line-break/>11.2 Limitations and Sensitivities<text:line-break/>11.3 Alternative Explanations &amp; Counterarguments<text:line-break/>11.4 Integration with Existing Theory</text:p>
        </text:list-item>
        <text:list-item>
          <text:p text:style-name="P3">Applications &amp; Operations<text:line-break/>12.1 Engineering &amp; Technology Applications<text:line-break/>12.2 Biology &amp; Medicine<text:line-break/>12.3 Information, Computation, and Control<text:line-break/>12.4 Business Strategy &amp; Decision Support<text:line-break/>12.5 Operational Concept (CONOPS) for Vector Trust</text:p>
        </text:list-item>
        <text:list-item>
          <text:p text:style-name="P3">Governance, Ethics, and Policy<text:line-break/>13.1 Ethical Framework &amp; Safety‑by‑Design<text:line-break/>13.2 Governance &amp; Oversight<text:line-break/>13.3 Societal Impact &amp; Policy Considerations</text:p>
        </text:list-item>
        <text:list-item>
          <text:p text:style-name="P3">Program Plan &amp; Economics<text:line-break/>14.1 Milestones &amp; Roadmap (3‑Year Plan)<text:line-break/>14.2 Budget, Resources, and Logistics<text:line-break/>14.3 Team Roles, Training, and SOPs<text:line-break/><text:soft-page-break/>14.4 Outreach &amp; Peer Review Plan<text:line-break/>14.5 IP, Licensing, and Compliance</text:p>
        </text:list-item>
        <text:list-item>
          <text:p text:style-name="P3">Conclusion</text:p>
        </text:list-item>
        <text:list-item>
          <text:p text:style-name="P3">Future Work</text:p>
        </text:list-item>
        <text:list-item>
          <text:p text:style-name="P3">Glossary &amp; Abbreviations</text:p>
        </text:list-item>
        <text:list-item>
          <text:p text:style-name="P3">Equation Catalog (Mini‑Thesaurus of Imported Results)<text:line-break/>18.1 Entry Schema (Date, Source, Original Role, Adaptation, Effect)<text:line-break/>18.2 Accepted / Deferred / Rejected Lists</text:p>
        </text:list-item>
        <text:list-item>
          <text:p text:style-name="P3">Appendices<text:line-break/>19.1 Detailed Derivations &amp; Proofs<text:line-break/>19.2 Datasets, Code Manifests, and Build Recipes<text:line-break/>19.3 SOPs &amp; Checklists<text:line-break/>19.4 QA/Compliance Artifacts<text:line-break/>19.5 Acknowledgements</text:p>
        </text:list-item>
      </text:list>
      <text:p text:style-name="Horizontal_20_Line"/>
      <text:h text:style-name="Heading_20_1" text:outline-level="1">DECISIONS.md — Military‑Grade Decision Log (Template)</text:h>
      <text:p text:style-name="Text_20_body"><text:span text:style-name="Strong_20_Emphasis">Document Control</text:span></text:p>
      <text:list text:style-name="L2">
        <text:list-item>
          <text:p text:style-name="P4">Version: 0.1</text:p>
        </text:list-item>
        <text:list-item>
          <text:p text:style-name="P4">Owner: ____</text:p>
        </text:list-item>
        <text:list-item>
          <text:p text:style-name="P4">Repo/Project: ____</text:p>
        </text:list-item>
        <text:list-item>
          <text:p text:style-name="P4">Effective Date: ____</text:p>
        </text:list-item>
        <text:list-item>
          <text:p text:style-name="P4">Review Cycle: monthly</text:p>
        </text:list-item>
      </text:list>
      <text:p text:style-name="Text_20_body"><text:span text:style-name="Strong_20_Emphasis">Status Legend (Text‑Only Colors)</text:span></text:p>
      <text:list text:style-name="L3">
        <text:list-item>
          <text:p text:style-name="P5"><text:span text:style-name="Source_20_Text">[BLUE]</text:span> Adopted / Enacted</text:p>
        </text:list-item>
        <text:list-item>
          <text:p text:style-name="P5"><text:span text:style-name="Source_20_Text">[GREEN]</text:span> Addressed / Resolved (no further action)</text:p>
        </text:list-item>
        <text:list-item>
          <text:p text:style-name="P5"><text:span text:style-name="Source_20_Text">[YELLOW]</text:span> Tabled / Parked (revisit later)</text:p>
        </text:list-item>
        <text:list-item>
          <text:p text:style-name="P5"><text:span text:style-name="Source_20_Text">[RED]</text:span> Rejected / Do Not Pursue</text:p>
        </text:list-item>
      </text:list>
      <text:p text:style-name="Text_20_body"><text:span text:style-name="Strong_20_Emphasis">Usage Rules</text:span></text:p>
      <text:list text:style-name="L4">
        <text:list-item>
          <text:p text:style-name="P6">One decision per entry. Immutable history (append‑only).</text:p>
        </text:list-item>
        <text:list-item>
          <text:p text:style-name="P6">Link each decision to evidence (issues, PRs, papers, experiments).</text:p>
        </text:list-item>
        <text:list-item>
          <text:p text:style-name="P6"><text:soft-page-break/>Record owner, rationale, and impact. Assign actions &amp; due dates.</text:p>
        </text:list-item>
        <text:list-item>
          <text:p text:style-name="P6">Keep entries under one screen; attach detail elsewhere.</text:p>
        </text:list-item>
      </text:list>
      <text:h text:style-name="Heading_20_2" text:outline-level="2">Decision Regist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7">ID</text:p>
            </table:table-cell>
            <table:table-cell table:style-name="Table1.A1" office:value-type="string">
              <text:p text:style-name="P8">Date (UTC)</text:p>
            </table:table-cell>
            <table:table-cell table:style-name="Table1.A1" office:value-type="string">
              <text:p text:style-name="P9">Title</text:p>
            </table:table-cell>
            <table:table-cell table:style-name="Table1.A1" office:value-type="string">
              <text:p text:style-name="P8">Owner</text:p>
            </table:table-cell>
            <table:table-cell table:style-name="Table1.A1" office:value-type="string">
              <text:p text:style-name="P8">Status</text:p>
            </table:table-cell>
            <table:table-cell table:style-name="Table1.A1" office:value-type="string">
              <text:p text:style-name="P9">Rationale (1–2 lines)</text:p>
            </table:table-cell>
            <table:table-cell table:style-name="Table1.A1" office:value-type="string">
              <text:p text:style-name="P9">Links (Issue/PR/Doc)</text:p>
            </table:table-cell>
            <table:table-cell table:style-name="Table1.A1" office:value-type="string">
              <text:p text:style-name="P8">Impact</text:p>
            </table:table-cell>
          </table:table-row>
        </table:table-header-rows>
        <table:table-row>
          <table:table-cell table:style-name="Table1.A1" office:value-type="string">
            <text:p text:style-name="P10">D‑001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LAW: Citation Style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BLUE]</text:p>
          </table:table-cell>
          <table:table-cell table:style-name="Table1.A1" office:value-type="string">
            <text:p text:style-name="P12">IEEE numeric as project default; single <text:span text:style-name="Source_20_Text">.bib</text:span>; CSL‑driven.</text:p>
          </table:table-cell>
          <table:table-cell table:style-name="Table1.A1" office:value-type="string">
            <text:p text:style-name="P12">#____ / PR‑____</text:p>
          </table:table-cell>
          <table:table-cell table:style-name="Table1.A1" office:value-type="string">
            <text:p text:style-name="P11">Repo‑wide consistency</text:p>
          </table:table-cell>
        </table:table-row>
        <table:table-row>
          <table:table-cell table:style-name="Table1.A1" office:value-type="string">
            <text:p text:style-name="P10">D‑002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Intake Rule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BLUE]</text:p>
          </table:table-cell>
          <table:table-cell table:style-name="Table1.A1" office:value-type="string">
            <text:p text:style-name="P12">DOI/URL mandatory at capture; rest via Zotero sync.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Faster metadata, zero drift</text:p>
          </table:table-cell>
        </table:table-row>
        <table:table-row>
          <table:table-cell table:style-name="Table1.A1" office:value-type="string">
            <text:p text:style-name="P10">D‑003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Discussion Tags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BLUE]</text:p>
          </table:table-cell>
          <table:table-cell table:style-name="Table1.A1" office:value-type="string">
            <text:p text:style-name="P12">Use [DECISION]/[ACTION]/[INFO]/[RISK] in minutes.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Clear comms</text:p>
          </table:table-cell>
        </table:table-row>
        <table:table-row>
          <table:table-cell table:style-name="Table1.A1" office:value-type="string">
            <text:p text:style-name="P10">D‑004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Native‑Compiled Viz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YELLOW]</text:p>
          </table:table-cell>
          <table:table-cell table:style-name="Table1.A1" office:value-type="string">
            <text:p text:style-name="P12">Evaluate toolchain for real‑time vector graphics.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Perf boost potential</text:p>
          </table:table-cell>
        </table:table-row>
        <table:table-row>
          <table:table-cell table:style-name="Table1.A1" office:value-type="string">
            <text:p text:style-name="P10">D‑005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GREEN]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______</text:p>
          </table:table-cell>
        </table:table-row>
        <table:table-row>
          <table:table-cell table:style-name="Table1.A1" office:value-type="string">
            <text:p text:style-name="P10">D‑006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1">____</text:p>
          </table:table-cell>
          <table:table-cell table:style-name="Table1.A1" office:value-type="string">
            <text:p text:style-name="P11">[RED]</text:p>
          </table:table-cell>
          <table:table-cell table:style-name="Table1.A1" office:value-type="string">
            <text:p text:style-name="P12">______</text:p>
          </table:table-cell>
          <table:table-cell table:style-name="Table1.A1" office:value-type="string">
            <text:p text:style-name="P12">#____</text:p>
          </table:table-cell>
          <table:table-cell table:style-name="Table1.A1" office:value-type="string">
            <text:p text:style-name="P11">______</text:p>
          </table:table-cell>
        </table:table-row>
      </table:table>
      <text:p text:style-name="Quotations">Add rows as needed; never delete. When status changes, add a new row with same ID and increment a suffix (e.g., D‑004‑A) or add a <text:span text:style-name="Source_20_Text">REV</text:span> column.</text:p>
      <text:h text:style-name="Heading_20_2" text:outline-level="2">Decision Entry Template (copy per new decision)</text:h>
      <text:p text:style-name="Preformatted_20_Text"><text:span text:style-name="Source_20_Text">### D‑XXX — &lt;Title&gt;</text:span></text:p>
      <text:p text:style-name="Preformatted_20_Text"><text:span text:style-name="Source_20_Text">- **Date (UTC):** ____</text:span></text:p>
      <text:p text:style-name="Preformatted_20_Text"><text:span text:style-name="Source_20_Text">- **Owner:** ____</text:span></text:p>
      <text:p text:style-name="Preformatted_20_Text"><text:span text:style-name="Source_20_Text">- **Status:** [BLUE]|[GREEN]|[YELLOW]|[RED]</text:span></text:p>
      <text:p text:style-name="Preformatted_20_Text"><text:span text:style-name="Source_20_Text">- **Context:** (1–3 bullets)</text:span></text:p>
      <text:p text:style-name="Preformatted_20_Text"><text:span text:style-name="Source_20_Text">- **Options Considered:** (A/B/C)</text:span></text:p>
      <text:p text:style-name="Preformatted_20_Text"><text:span text:style-name="Source_20_Text">- **Decision:** (one sentence)</text:span></text:p>
      <text:p text:style-name="Preformatted_20_Text"><text:span text:style-name="Source_20_Text">- **Rationale:** (why this, why now)</text:span></text:p>
      <text:p text:style-name="Preformatted_20_Text"><text:span text:style-name="Source_20_Text">- **Evidence/Links:** (#issues, PRs, DOIs)</text:span></text:p>
      <text:p text:style-name="Preformatted_20_Text"><text:span text:style-name="Source_20_Text">- **Impact:** (scope, teams, artifacts)</text:span></text:p>
      <text:p text:style-name="Preformatted_20_Text"><text:span text:style-name="Source_20_Text">- **Actions &amp; Due Dates:**</text:span></text:p>
      <text:p text:style-name="Preformatted_20_Text"><text:span text:style-name="Source_20_Text"><text:s text:c="2"/>- [ ] Task 1 — Owner — Due ____</text:span></text:p>
      <text:p text:style-name="Preformatted_20_Text"><text:span text:style-name="Source_20_Text"><text:s text:c="2"/>- [ ] Task 2 — Owner — Due ____</text:span></text:p>
      <text:p text:style-name="P13"><text:span text:style-name="Source_20_Text">- **Review Date:** ____</text:span></text:p>
      <text:h text:style-name="Heading_20_2" text:outline-level="2"><text:soft-page-break/>Discussion Minutes Template (tags)</text:h>
      <text:p text:style-name="Preformatted_20_Text"><text:span text:style-name="Source_20_Text"># YYYY‑MM‑DD — Stand‑Up / Review</text:span></text:p>
      <text:p text:style-name="Preformatted_20_Text"><text:span text:style-name="Source_20_Text">- [INFO] ______</text:span></text:p>
      <text:p text:style-name="Preformatted_20_Text"><text:span text:style-name="Source_20_Text">- [RISK] ______</text:span></text:p>
      <text:p text:style-name="Preformatted_20_Text"><text:span text:style-name="Source_20_Text">- [ACTION] ______ (Owner, Due)</text:span></text:p>
      <text:p text:style-name="P13"><text:span text:style-name="Source_20_Text">- [DECISION] ______ (link D‑ID)</text:span></text:p>
      <text:h text:style-name="Heading_20_2" text:outline-level="2">Enforcement (optional)</text:h>
      <text:list text:style-name="L5">
        <text:list-item>
          <text:p text:style-name="P14">Pre‑commit: block if <text:span text:style-name="Source_20_Text">.md</text:span>/<text:span text:style-name="Source_20_Text">.tex</text:span> contains <text:span text:style-name="Source_20_Text">[@...]</text:span> keys not found in <text:span text:style-name="Source_20_Text">refs/refs.bib</text:span>.</text:p>
        </text:list-item>
        <text:list-item>
          <text:p text:style-name="P14">PR checklist: confirm decision/link when introducing or changing conven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01:16:26.378304506</meta:creation-date>
    <dc:date>2025-08-23T22:28:26.316217402</dc:date>
    <meta:editing-duration>PT1H45M53S</meta:editing-duration>
    <meta:editing-cycles>2</meta:editing-cycles>
    <meta:generator>LibreOffice/25.2.3.2$Linux_X86_64 LibreOffice_project/520$Build-2</meta:generator>
    <meta:print-date>2025-08-23T21:41:37.382592000</meta:print-date>
    <meta:document-statistic meta:table-count="1" meta:image-count="0" meta:object-count="0" meta:page-count="5" meta:paragraph-count="121" meta:word-count="787" meta:character-count="5505" meta:non-whitespace-character-count="4842"/>
  </office:meta>
</office:document-meta>
</file>